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3e75d" officeooo:paragraph-rsid="0013e75d"/>
    </style:style>
    <style:style style:name="P2" style:family="paragraph" style:parent-style-name="Standard">
      <style:text-properties officeooo:rsid="00159971" officeooo:paragraph-rsid="00159971"/>
    </style:style>
    <style:style style:name="P3" style:family="paragraph" style:parent-style-name="Standard">
      <style:text-properties fo:font-weight="bold" officeooo:paragraph-rsid="001d25ff" style:font-weight-asian="bold" style:font-weight-complex="bold"/>
    </style:style>
    <style:style style:name="P4" style:family="paragraph" style:parent-style-name="Standard">
      <style:text-properties officeooo:paragraph-rsid="0016f124"/>
    </style:style>
    <style:style style:name="P5" style:family="paragraph" style:parent-style-name="Standard">
      <style:text-properties fo:font-weight="normal" officeooo:paragraph-rsid="0018b07e" style:font-weight-asian="normal" style:font-weight-complex="normal"/>
    </style:style>
    <style:style style:name="P6" style:family="paragraph" style:parent-style-name="Standard">
      <style:text-properties officeooo:paragraph-rsid="001d25ff"/>
    </style:style>
    <style:style style:name="P7" style:family="paragraph" style:parent-style-name="Standard">
      <style:text-properties officeooo:paragraph-rsid="001e14de"/>
    </style:style>
    <style:style style:name="P8" style:family="paragraph" style:parent-style-name="Standard">
      <style:text-properties officeooo:rsid="00169419" officeooo:paragraph-rsid="00169419"/>
    </style:style>
    <style:style style:name="P9" style:family="paragraph" style:parent-style-name="Standard">
      <style:text-properties fo:font-weight="bold" officeooo:rsid="0016f124" officeooo:paragraph-rsid="0016f124" style:font-weight-asian="bold" style:font-weight-complex="bold"/>
    </style:style>
    <style:style style:name="P10" style:family="paragraph" style:parent-style-name="Standard">
      <style:text-properties officeooo:rsid="0016f124" officeooo:paragraph-rsid="0016f124"/>
    </style:style>
    <style:style style:name="P11" style:family="paragraph" style:parent-style-name="Standard">
      <style:text-properties fo:font-style="normal" officeooo:rsid="0016f124" officeooo:paragraph-rsid="0016f124" style:font-style-asian="normal" style:font-style-complex="normal"/>
    </style:style>
    <style:style style:name="P12" style:family="paragraph" style:parent-style-name="Standard">
      <style:text-properties fo:font-style="normal" officeooo:rsid="0016f124" officeooo:paragraph-rsid="001d25ff" style:font-style-asian="normal" style:font-style-complex="normal"/>
    </style:style>
    <style:style style:name="P13" style:family="paragraph" style:parent-style-name="Standard">
      <style:text-properties fo:font-style="normal" officeooo:rsid="0016f8e2" officeooo:paragraph-rsid="0016f124" style:font-style-asian="normal" style:font-style-complex="normal"/>
    </style:style>
    <style:style style:name="P14" style:family="paragraph" style:parent-style-name="Standard">
      <style:text-properties fo:font-style="normal" officeooo:rsid="001d25ff" officeooo:paragraph-rsid="001d25ff" style:font-style-asian="normal" style:font-style-complex="normal"/>
    </style:style>
    <style:style style:name="P15" style:family="paragraph" style:parent-style-name="Standard">
      <style:text-properties fo:font-style="normal" fo:font-weight="bold" officeooo:rsid="0016f8e2" officeooo:paragraph-rsid="0016f8e2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bold" officeooo:rsid="001d25ff" officeooo:paragraph-rsid="001d25ff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normal" officeooo:rsid="0016f8e2" officeooo:paragraph-rsid="0016f8e2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8b07e" officeooo:paragraph-rsid="0018b07e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1f15cb" officeooo:paragraph-rsid="001f15cb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ize="13pt" fo:font-weight="bold" officeooo:rsid="0013e75d" officeooo:paragraph-rsid="0013e75d" style:font-size-asian="13pt" style:font-weight-asian="bold" style:font-size-complex="13pt" style:font-weight-complex="bold"/>
    </style:style>
    <style:style style:name="T1" style:family="text">
      <style:text-properties officeooo:rsid="00169419"/>
    </style:style>
    <style:style style:name="T2" style:family="text">
      <style:text-properties officeooo:rsid="0016f124"/>
    </style:style>
    <style:style style:name="T3" style:family="text">
      <style:text-properties fo:font-style="italic" officeooo:rsid="0016f124" style:font-style-asian="italic" style:font-style-complex="italic"/>
    </style:style>
    <style:style style:name="T4" style:family="text">
      <style:text-properties fo:font-style="italic" officeooo:rsid="0018b07e" style:font-style-asian="italic" style:font-style-complex="italic"/>
    </style:style>
    <style:style style:name="T5" style:family="text">
      <style:text-properties fo:font-style="italic" officeooo:rsid="001d25ff" style:font-style-asian="italic" style:font-style-complex="italic"/>
    </style:style>
    <style:style style:name="T6" style:family="text">
      <style:text-properties fo:font-style="normal" officeooo:rsid="0016f124" style:font-style-asian="normal" style:font-style-complex="normal"/>
    </style:style>
    <style:style style:name="T7" style:family="text">
      <style:text-properties fo:font-style="normal" officeooo:rsid="0016f8e2" style:font-style-asian="normal" style:font-style-complex="normal"/>
    </style:style>
    <style:style style:name="T8" style:family="text">
      <style:text-properties fo:font-style="normal" officeooo:rsid="0018b07e" style:font-style-asian="normal" style:font-style-complex="normal"/>
    </style:style>
    <style:style style:name="T9" style:family="text">
      <style:text-properties fo:font-style="normal" officeooo:rsid="001a4a9d" style:font-style-asian="normal" style:font-style-complex="normal"/>
    </style:style>
    <style:style style:name="T10" style:family="text">
      <style:text-properties fo:font-style="normal" officeooo:rsid="001c49bb" style:font-style-asian="normal" style:font-style-complex="normal"/>
    </style:style>
    <style:style style:name="T11" style:family="text">
      <style:text-properties fo:font-style="normal" officeooo:rsid="001d25ff" style:font-style-asian="normal" style:font-style-complex="normal"/>
    </style:style>
    <style:style style:name="T12" style:family="text">
      <style:text-properties fo:font-style="normal" officeooo:rsid="001e14de" style:font-style-asian="normal" style:font-style-complex="normal"/>
    </style:style>
    <style:style style:name="T13" style:family="text">
      <style:text-properties officeooo:rsid="001fa131"/>
    </style:style>
    <style:style style:name="T1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Upstream reciprocity and the evolution of gratitud</text:p>
      <text:p text:style-name="P1"/>
      <text:p text:style-name="P2">Se basa en el concepto de gratitud, donde un individuo ayuda a otro por que alguien lo ha ayudado en el pasado. Comportameinto denominado Upstream indirect reciprocity.</text:p>
      <text:p text:style-name="P2">Se llega que solo con el comportamiento de Upstream no conduce a la evolución de la cooperación, <text:span text:style-name="T1">pero puede evolucionar si es linkeada con otros mecanismos.</text:span></text:p>
      <text:p text:style-name="P2"/>
      <text:p text:style-name="P8">Direct reciprocity – indirect reciprocity(Upstream: quien a recibido ayuda tiene una urgencia por ayudar a alguien- Downstream:quien ayudó antes tiene gran probabilidad de recibir ayuda)</text:p>
      <text:p text:style-name="P8"/>
      <text:p text:style-name="P8">La gratitud es una emosión que puede conducir a Upstream Reciprocity.</text:p>
      <text:p text:style-name="P8"/>
      <text:p text:style-name="P9">Randow walks of upstream reciprocity (paseo aleatorios de reciprocidad hacia arriba)</text:p>
      <text:p text:style-name="P10"/>
      <text:p text:style-name="P4"><text:span text:style-name="T2">Un acto altruista involucra un costo, </text:span><text:span text:style-name="T3">c</text:span><text:span text:style-name="T6">, para el autor y una beneficio, </text:span><text:span text:style-name="T3"><text:s/>b</text:span><text:span text:style-name="T6">, para el receptor y </text:span><text:span text:style-name="T3">b &gt; c</text:span><text:span text:style-name="T6">.</text:span></text:p>
      <text:p text:style-name="P11">Considerando una sociedad de actores Upstream, si la población es grande una actor ayuda a otro, este a un tercero y así, la cadena de c<text:span text:style-name="T13">o</text:span>operación muere.</text:p>
      <text:p text:style-name="P11"/>
      <text:p text:style-name="P4"><text:span text:style-name="T6">Cada jugador es caracterizado por 2 parámetros: </text:span><text:span text:style-name="T3">q</text:span><text:span text:style-name="T6">, la probabilidad de iniciar la cooperación y </text:span><text:span text:style-name="T3">p</text:span><text:span text:style-name="T6">, la probabilidad de hacer una acto cooperativos. </text:span><text:span text:style-name="T7">Por tanto, una estrategia se caracteriza por S(p,q).</text:span></text:p>
      <text:p text:style-name="P13"/>
      <text:p text:style-name="P4"><text:span text:style-name="T7">*</text:span><text:span text:style-name="T11">() los comportamiento son adaptativos al mutar a estrategis similares.</text:span></text:p>
      <text:p text:style-name="P15">Upstream puede evolucionar como by-product de reciprocidad directa.</text:p>
      <text:p text:style-name="P17"/>
      <text:p text:style-name="P5"><text:span text:style-name="T7">Incluyendo una probabilidad, r, que denota direct reciprocity donde el receptor devuelve el acto cooperativo al cooperador y una frecuencia </text:span><text:span text:style-name="T8">de abundancia dentro de la población con la estrategia </text:span><text:span text:style-name="T4">S(p,q,r)</text:span><text:span text:style-name="T8"> es de </text:span><text:span text:style-name="T4">x</text:span><text:span text:style-name="T8">, se llega <text:s/></text:span><text:span text:style-name="T9">a que si r &gt; c/b entonces el direct reciprocity permite la evolución de la cooperación </text:span><text:span text:style-name="T10">y luego la reciprocidad directa puede parar</text:span><text:span text:style-name="T9">.</text:span><text:span text:style-name="T8"> </text:span></text:p>
      <text:p text:style-name="P5"><text:span text:style-name="T7"><text:s/></text:span><text:span text:style-name="T8">La paga, payoff, es derivada de la relación entre las probabilidad y los costros.</text:span></text:p>
      <text:p text:style-name="P18"/>
      <text:p text:style-name="P16">Interacción sinérgica entre upstream y reciprocidad espacial.</text:p>
      <text:p text:style-name="P11"/>
      <text:p text:style-name="P14">Dentro de una población evolutiva se considera la<text:span text:style-name="T14"> adaptación por imitación</text:span>, donde cada cierto lapso de tiempo un individuo puede elegir adaptar su <text:span text:style-name="T14">estrategia</text:span> comparandola con la de un<text:span text:style-name="T14"> vecino</text:span>.</text:p>
      <text:p text:style-name="P14"/>
      <text:p text:style-name="P7"><text:span text:style-name="T11">Como resultado se presenta que la cooperación </text:span><text:span text:style-name="T12">evoluciona,</text:span><text:span text:style-name="T11"> </text:span><text:span text:style-name="T12">en el modelo de </text:span><text:span text:style-name="T11">imitación espacial, </text:span><text:span text:style-name="T12">con mayor facilidad con upstream</text:span><text:span text:style-name="T11"> </text:span><text:span text:style-name="T12">reciprocity.</text:span></text:p>
      <text:p text:style-name="P6"><text:span text:style-name="T11">que algunas estrategias puede sobrevivir a invaciones de no cooperadores cuando se cumplen siertas condiciones. <text:s/>b</text:span><text:span text:style-name="T5">/c&gt; h(p)</text:span><text:span text:style-name="T11">, upstream cooperadores, S(p,1), ganan en contra de no cooperadores, S(0,0).</text:span><text:span text:style-name="T6"> <text:s text:c="2"/></text:span></text:p>
      <text:p text:style-name="P12"/>
      <text:p text:style-name="P3"><text:span text:style-name="T6"><text:s/></text:span><text:span text:style-name="T11">Conclusiones</text:span></text:p>
      <text:p text:style-name="P19">con direct reciprocity la cooperacion surge con r&gt;c/b</text:p>
      <text:p text:style-name="P19">en reciprocidad espacial con upstream con b/c &gt; 10/7</text:p>
      <text:p text:style-name="P19"><text:s text:c="13"/>“” <text:s text:c="45"/>con b/c&gt;4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lew </meta:initial-creator>
    <meta:creation-date>2014-02-20T11:31:42</meta:creation-date>
    <dc:date>2014-03-06T17:40:54</dc:date>
    <dc:creator>guille </dc:creator>
    <meta:editing-duration>PT1H44M39S</meta:editing-duration>
    <meta:editing-cycles>5</meta:editing-cycles>
    <meta:generator>LibreOffice/4.0.2.2$Linux_x86 LibreOffice_project/400m0$Build-2</meta:generator>
    <meta:document-statistic meta:table-count="0" meta:image-count="0" meta:object-count="0" meta:page-count="1" meta:paragraph-count="21" meta:word-count="380" meta:character-count="2520" meta:non-whitespace-character-count="2093"/>
  </office:meta>
</office:document-meta>
</file>